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Helvetica-Bold" svg:font-family="Helvetica-Bold" style:font-family-generic="swiss"/>
    <style:font-face style:name="Helvetica-BoldOblique" svg:font-family="Helvetica-BoldOblique" style:font-family-generic="swiss"/>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paragraph-properties fo:margin-top="0.1701in" fo:margin-bottom="0.0598in" fo:line-height="100%" fo:text-align="center" style:justify-single-word="false"/>
    </style:style>
    <style:style style:name="P2" style:family="paragraph" style:parent-style-name="Footnote">
      <style:text-properties fo:font-size="9pt" style:font-size-asian="9pt" style:font-size-complex="9pt"/>
    </style:style>
    <style:style style:name="P3" style:family="paragraph" style:parent-style-name="Text_20_body">
      <style:paragraph-properties fo:margin-top="0in" fo:margin-bottom="0in" fo:line-height="100%" fo:text-align="center" style:justify-single-word="false"/>
      <style:text-properties fo:font-size="14pt" style:font-size-asian="14pt" style:font-size-complex="14pt"/>
    </style:style>
    <style:style style:name="P4" style:family="paragraph" style:parent-style-name="Text_20_body">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5" style:family="paragraph" style:parent-style-name="Text_20_body">
      <style:paragraph-properties fo:margin-top="0in" fo:margin-bottom="0in" fo:line-height="100%" fo:text-align="center" style:justify-single-word="false"/>
      <style:text-properties style:font-name="Courier 10 Pitch" fo:font-size="9pt" style:font-size-asian="9pt" style:font-size-complex="9pt"/>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line-height="100%" fo:text-align="start" style:justify-single-word="false"/>
      <style:text-properties fo:font-size="11pt" style:font-size-asian="11pt" style:font-size-complex="11pt"/>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0" style:family="paragraph" style:parent-style-name="Text_20_body">
      <style:paragraph-properties fo:line-height="100%"/>
      <style:text-properties fo:font-size="11pt" style:font-size-asian="11pt" style:font-size-complex="11pt"/>
    </style:style>
    <style:style style:name="P11" style:family="paragraph" style:parent-style-name="Text_20_body">
      <style:text-properties style:font-name="Nimbus Roman No9 L"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autospace="none"/>
      <style:text-properties style:font-name="Nimbus Roman No9 L"/>
    </style:style>
    <style:style style:name="P13" style:family="paragraph" style:parent-style-name="List_20_Indent" style:list-style-name="L2"/>
    <style:style style:name="P14" style:family="paragraph" style:parent-style-name="Text_20_body" style:list-style-name="L2" style:master-page-name="">
      <style:paragraph-properties fo:margin-left="-0.4925in" fo:margin-right="0in" fo:text-indent="0in" style:auto-text-indent="false" style:shadow="none">
        <style:tab-stops/>
      </style:paragraph-properties>
    </style:style>
    <style:style style:name="P15" style:family="paragraph" style:parent-style-name="Text_20_body">
      <style:text-properties style:font-name="Nimbus Roman No9 L"/>
    </style:style>
    <style:style style:name="P16" style:family="paragraph" style:parent-style-name="Standard" style:list-style-name="L3"/>
    <style:style style:name="P17" style:family="paragraph" style:parent-style-name="Standard" style:list-style-name="L4"/>
    <style:style style:name="P18" style:family="paragraph" style:parent-style-name="Standard">
      <style:text-properties style:font-name="Nimbus Roman No9 L"/>
    </style:style>
    <style:style style:name="P19" style:family="paragraph" style:parent-style-name="Heading_20_3">
      <style:text-properties fo:font-style="italic" style:font-style-asian="italic" style:font-style-complex="italic"/>
    </style:style>
    <style:style style:name="P20" style:family="paragraph" style:parent-style-name="Standard">
      <style:text-properties style:font-name="Nimbus Roman No9 L" fo:font-size="12pt" style:font-size-asian="12pt" style:font-size-complex="12pt"/>
    </style:style>
    <style:style style:name="P21" style:family="paragraph" style:parent-style-name="List_20_Indent" style:list-style-name="L5">
      <style:paragraph-properties fo:margin-top="0in" fo:margin-bottom="0in"/>
    </style:style>
    <style:style style:name="P22" style:family="paragraph" style:parent-style-name="List_20_Indent" style:list-style-name="L5">
      <style:paragraph-properties fo:margin-top="0in" fo:margin-bottom="0.2in"/>
    </style:style>
    <style:style style:name="P23" style:family="paragraph" style:parent-style-name="Standard">
      <style:text-properties style:font-name="Nimbus Roman No9 L" style:font-name-asian="Times-Roman" style:font-name-complex="Times-Roman"/>
    </style:style>
    <style:style style:name="P24" style:family="paragraph" style:parent-style-name="Text_20_body">
      <style:text-properties style:font-name="Nimbus Roman No9 L" fo:font-size="12pt" style:font-size-asian="12pt" style:font-size-complex="12pt"/>
    </style:style>
    <style:style style:name="P25" style:family="paragraph" style:parent-style-name="List_20_Indent" style:list-style-name="L6"/>
    <style:style style:name="P26" style:family="paragraph" style:parent-style-name="Bibliography_20_1">
      <style:text-properties fo:font-size="12pt" style:font-size-asian="12pt" style:font-size-complex="12pt"/>
    </style:style>
    <style:style style:name="P27" style:family="paragraph" style:parent-style-name="Bibliography_20_1">
      <style:text-properties style:font-name-asian="Times-Roman" style:font-name-complex="Times-Roman"/>
    </style:style>
    <style:style style:name="T1" style:family="text">
      <style:text-properties fo:font-size="16pt" style:font-size-asian="16pt" style:font-size-complex="16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weight="bold" style:font-weight-asian="bold"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fo:font-weight="normal" style:font-name-asian="Times-Italic" style:font-style-asian="italic" style:font-weight-asian="normal" style:font-name-complex="Times-Italic" style:font-style-complex="italic" style:font-weight-complex="normal"/>
    </style:style>
    <style:style style:name="T7" style:family="text">
      <style:text-properties fo:font-size="12pt" style:font-name-asian="Times-Roman" style:font-size-asian="12pt" style:font-name-complex="Times-Roman" style:font-size-complex="12pt"/>
    </style:style>
    <style:style style:name="T8" style:family="text">
      <style:text-properties style:font-name-asian="Times-Roman" style:font-name-complex="Times-Roman"/>
    </style:style>
    <style:style style:name="T9" style:family="text">
      <style:text-properties fo:font-style="italic" style:font-name-asian="Times-Italic" style:font-style-asian="italic" style:font-name-complex="Times-Italic" style:font-style-complex="italic"/>
    </style:style>
    <style:style style:name="T10" style:family="text">
      <style:text-properties fo:font-style="italic" style:font-name-asian="Helvetica-BoldOblique" style:font-style-asian="italic" style:font-name-complex="Helvetica-BoldOblique" style:font-style-complex="italic"/>
    </style:style>
    <style:style style:name="T11" style:family="text">
      <style:text-properties fo:font-style="italic" style:font-style-asian="italic" style:font-style-complex="italic"/>
    </style:style>
    <style:style style:name="T12" style:family="text">
      <style:text-properties style:font-name="Nimbus Roman No9 L" fo:font-size="12pt" style:font-name-asian="Times-Roman" style:font-size-asian="12pt" style:font-name-complex="Times-Roman" style:font-size-complex="12pt"/>
    </style:style>
    <style:style style:name="T13" style:family="text">
      <style:text-properties style:font-name="Nimbus Roman No9 L" fo:font-size="12pt" fo:font-style="italic" style:font-name-asian="Times-Roman" style:font-size-asian="12pt" style:font-style-asian="italic" style:font-name-complex="Times-Roman" style:font-size-complex="12pt" style:font-style-complex="italic"/>
    </style:style>
    <style:style style:name="T14" style:family="text">
      <style:text-properties style:font-name="Nimbus Roman No9 L" fo:font-size="12pt" fo:font-style="normal" style:font-name-asian="Times-Roman" style:font-size-asian="12pt" style:font-style-asian="normal" style:font-name-complex="Times-Roman" style:font-size-complex="12pt"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style:font-name="Nimbus Roman No9 L" fo:font-size="12pt" style:font-name-asian="Times-Italic" style:font-size-asian="12pt" style:font-name-complex="Times-Italic" style:font-size-complex="12pt"/>
    </style:style>
    <style:style style:name="T18" style:family="text">
      <style:text-properties fo:font-weight="normal" style:font-weight-asian="normal" style:font-weight-complex="normal"/>
    </style:style>
    <style:style style:name="T19" style:family="text">
      <style:text-properties style:font-name="Nimbus Roman No9 L"/>
    </style:style>
    <style:style style:name="T20" style:family="text">
      <style:text-properties style:font-name="Nimbus Roman No9 L" fo:font-style="italic" style:font-name-asian="Times-Italic" style:font-style-asian="italic" style:font-name-complex="Times-Italic" style:font-style-complex="italic"/>
    </style:style>
    <style:style style:name="T21" style:family="text">
      <style:text-properties style:font-name="Nimbus Roman No9 L" style:font-name-asian="Times-Italic" style:font-name-complex="Times-Italic"/>
    </style:style>
    <style:style style:name="T22" style:family="text">
      <style:text-properties style:font-name-asian="Times-Italic" style:font-name-complex="Times-Italic"/>
    </style:style>
    <style:style style:name="T23" style:family="text">
      <style:text-properties fo:font-weight="bold" style:font-name-asian="Times-Bold" style:font-weight-asian="bold" style:font-name-complex="Times-Bold" style:font-weight-complex="bold"/>
    </style:style>
    <style:style style:name="T24" style:family="text">
      <style:text-properties style:font-name="Nimbus Roman No9 L" fo:font-style="italic" style:font-style-asian="italic" style:font-style-complex="italic"/>
    </style:style>
    <style:style style:name="T25" style:family="text">
      <style:text-properties fo:font-size="11pt" style:font-name-asian="Times-Italic" style:font-size-asian="11pt" style:font-name-complex="Times-Italic" style:font-size-complex="11pt"/>
    </style:style>
    <style:style style:name="T26" style:family="text">
      <style:text-properties style:font-name="Courier 10 Pitch" fo:font-size="9pt" style:font-name-asian="Times-Italic" style:font-size-asian="9pt" style:font-name-complex="Times-Italic" style:font-size-complex="9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Hak atas Kekayaan Intelektual Perangkat Lunak</text:span><text:note text:id="ftn1" text:note-class="footnote"><text:note-citation>1</text:note-citation><text:note-body><text:p text:style-name="P2">Revisi <text:span text:style-name="T2">060714.00</text:span> ini merupakan ringkasan/modifikasi/perbaikan dari bab 2 “Sistem Operasi/MDGR”.</text:p></text:note-body></text:note></text:h>
      <text:p text:style-name="P3">Rahmat M. Samik-Ibrahim – <text:span text:style-name="T3">vLSM.org</text:span></text:p>
      <text:p text:style-name="P4">http://rms46.vLSM.org/2/137.pdf</text:p>
      <text:p text:style-name="P5"/>
      <text:p text:style-name="P6">Abstrak</text:p>
      <text:p text:style-name="P7">Hak atas Kekayaan Intelektual Perangkat Lunak (HaKI PL) merupakan sebuah konsep yang seharusnya difahami oleh semua pengguna perangkat lunak komputer, baik untuk keperluan pribadi, keperluan Otomasi Perkantoran, mau pun keperluan pengendalian sebuah Instalasi Nuklir yang canggih. Makalah ini mencoba memantapkan pengertian atas HaKI PL. Pembahasan dimulai dengan menerangkan konsep HaKI secara umum, serta HaKI PL secara lebih dalam. Secara khusus akan dibahas konsep Perangkat Lunak Bebas/Sumber Terbuka (Free/Open Source Software – F/OSS).</text:p>
      <text:p text:style-name="P8"><text:span text:style-name="T3">Kata Kunci</text:span>: HaKI, Perangkat Lunak Bebas, Sumber Terbuka.</text:p>
      <text:p text:style-name="P9">Abstract</text:p>
      <text:p text:style-name="P10">Any software user – for any purpose such as office automation or a sophisticated nuclear instalation controll system -- should understand the concept of Software Intellectual Property Rights (S/W IPR). This paper tries to explain the IPR concept in general, as well as the S/W IPR concept. Especially, this paper will discuss the Free/Open Source Software (F/OSS) concept.</text:p>
      <text:p text:style-name="Text_20_body"><text:span text:style-name="T3">Key Words</text:span>: IPR, Free Software, Open Source.</text:p>
      <text:list text:style-name="Numbering_20_1">
        <text:list-item>
          <text:list>
            <text:list-item>
              <text:h text:style-name="Heading_20_2" text:outline-level="2">Pendahuluan</text:h>
            </text:list-item>
          </text:list>
        </text:list-item>
      </text:list>
      <text:p text:style-name="P11">Ketergantungan terhadap Sistem Informasi telah merambah ke berbagai bidang, mulai dari Sistem Otomasi Perkantoran sebuah Usaha Kecil, hingga Sistem Kendali sebuah Instalasi Nuklir berpresisi tinggi. Peranan dari komponen-komponen sebuah Sistem Informasi pun menjadi vital. Salah satu komponen tersebut ialah Perangkat Lunak (PL), baik dalam bentuk kernel Sistem Operasi beserta utilisasinya, maupun Aplikasi yang berjalan di atas Sistem tersebut.</text:p>
      <text:p text:style-name="P12"><text:span text:style-name="T4">Walau pun PL memegang peranan yang penting, pengertian publik atas Hak Kekayaan Intelektual Perangkat Lunak (HaKI PL) masih relatif minim. Kebinggungan ini bertambah dengan peningkatan pemanfaatan dari Perangkat Lunak Bebas/Sistem Terbuka <text:s/>(PLB/ST – F/OSS – </text:span><text:span text:style-name="T5">Free/</text:span><text:span text:style-name="T6">Open Source Software</text:span><text:span text:style-name="T4">). </text:span><text:span text:style-name="T7">PLB ini sering disalah-kaprahkan sebagai serupa ST, namun sebetulnya terdapat beberapa berbedaan yang mendasar. Pembahasan ini bukan bertujuan sebagai indoktrinasi faham tersebut! Justru yang diharapkan:</text:span></text:p>
      <text:list text:style-name="L2">
        <text:list-item>
          <text:p text:style-name="P13">Pelurusan atas persepsi keliru PLB dan ST, serta penjelasan perbedaan dan persamaan dari kedua konsep tersebut.</text:p>
        </text:list-item>
        <text:list-item>
          <text:p text:style-name="P13">Apa yang boleh dan apa yang tidak boleh dilakukan dengan PLB/ST.</text:p>
        </text:list-item>
        <text:list-item>
          <text:p text:style-name="P13">Pelurusan atas persepsi bahwa para penulis program komputer tidak berhak digaji layak.</text:p>
        </text:list-item>
        <text:list-item>
          <text:p text:style-name="P13">Pelurusan atas persepsi bahwa PLB tidak boleh dijual/dikomersialkan.</text:p>
        </text:list-item>
        <text:list-item>
          <text:p text:style-name="P13">Pelurusan atas persepsi bahwa PLB wajib disebarluaskan.</text:p>
        </text:list-item>
        <text:list-item>
          <text:p text:style-name="P13">Pelurusan atas persepsi bahwa saat distribusi tidak wajib menyertakan kode sumber.</text:p>
          <text:p text:style-name="P14">Setelah menyimak tulisan ini, diharapkan akan lebih memahami dan lebih menghargai makna PLB/ST secara khusus, serta HaKI/PL secara umum.</text:p>
        </text:list-item>
      </text:list>
      <text:list text:style-name="Numbering_20_1" text:continue-numbering="true">
        <text:list-item>
          <text:list text:continue-numbering="true">
            <text:list-item>
              <text:h text:style-name="Heading_20_2" text:outline-level="2">Konsep HaKI</text:h>
            </text:list-item>
          </text:list>
        </text:list-item>
      </text:list>
      <text:h text:style-name="Heading_20_3" text:outline-level="3">Latar Belakang</text:h>
      <text:p text:style-name="P11"><text:span text:style-name="T8">''Hak atas Kekayaan Intelektual'' (HaKI) merupakan terjemahan atas istilah ''</text:span><text:span text:style-name="T9">Intellectual Property Right</text:span><text:span text:style-name="T8">'' </text:span>(IPR). Istilah tersebut terdiri dari tiga kata kunci yaitu: ''Hak'', ''Kekayaan'' dan ''Intelektual''. Kekayaan merupakan abstraksi yang dapat: dimiliki, dialihkan, dibeli, maupun dijual. Sedangkan ''Kekayaan Intelektual'' merupakan kekayaan atas segala hasil produksi kecerdasan daya pikir seperti teknologi, pengetahuan, seni, sastra, gubahan lagu, karya tulis, karikatur, dan seterusnya. Terakhir, ''Hak atas Kekayaan Intelektual'' (HaKI) merupakan hak-hak (wewenang/kekuasaan) untuk berbuat sesuatu atas Kekayaan Intelektual tersebut, yang diatur oleh norma-norma atau hukum-hukum yang berlaku.</text:p>
      <text:p text:style-name="P11">``Hak'' itu sendiri dapat dibagi menjadi dua. Pertama, ``Hak Dasar (Azasi)'', yang merupakan hak mutlak yang tidak dapat diganggu-gugat. Umpama, hak untuk hidup, hak untuk mendapatkan keadilan, dan sebagainya. Kedua, ``Hak Amanat/Peraturan'' yaitu hak karena diberikan oleh masyarakat melalui peraturan/perundangan. Di berbagai negara, termasuk Amrik dan Indonesia, HaKI merupakan ''Hak Amanat/Peraturan'', sehingga masyarakatlah yang menentukan, seberapa besar HaKI yang diberikan kepada individu dan kelompok. Sesuai dengan hakekatnya pula, HaKI dikelompokkan sebagai hak milik perorangan yang sifatnya tidak <text:span text:style-name="T8">berwujud (</text:span><text:span text:style-name="T9">intangible</text:span><text:span text:style-name="T8">).</text:span></text:p>
      <text:p text:style-name="P15"><text:span text:style-name="T4">Terlihat bahwa HaKI merupakan Hak Pemberian dari Umum (Publik) yang dijamin oleh Undang-undang. HaKI bukan merupakan Hak Azazi, sehingga kriteria pemberian HaKI merupakan hal yang dapat diperdebatkan oleh publik. Apa kriteria untuk memberikan HaKI? Berapa lama pemegang HaKI memperoleh hak eksklusif? Apakah HaKI dapat dicabut demi kepentingan umum? Bagaimana dengan HaKI atas formula obat untuk para penderita HIV/AIDs?</text:span></text:p>
      <text:h text:style-name="Heading_20_3" text:outline-level="3">Aneka Ragam HaKI</text:h>
      <text:list text:style-name="L3">
        <text:list-item>
          <text:p text:style-name="P16"><text:span text:style-name="T3">Hak Cipta</text:span> (<text:span text:style-name="T10">Copyright</text:span>) -- berdasarkan pasal 1 ayat 1 Undang-Undang Nomor 19 Tahun 2002 Tentang Hak Cipta: ''<text:span text:style-name="T11">Hak Cipta adalah hak eksklusif bagi Pencipta atau penerima hak untuk mengumumkan atau memperbanyak ciptaannya atau memberikan izin untuk itu dengan tidak mengurangi pembatasan-pembatasan <text:s/>menurut peraturan perundang-undangan yang berlaku.</text:span>''</text:p>
        </text:list-item>
        <text:list-item>
          <text:p text:style-name="P16"><text:span text:style-name="T3">Paten</text:span> (<text:span text:style-name="T10">Patent</text:span>) -- berdasarkan Pasal 1 ayat 1 Undang-Undang Nomor 14 Tahun 2001 Tentang Paten: ''<text:span text:style-name="T11">Paten adalah hak eksklusif yang diberikan oleh Negara kepada Inventor atas hasil Invensinya di bidang teknologi, yang untuk selama waktu tertentu melaksanakan sendiri Invensinya tersebut atau memberikan persetujuannya kepada pihak lain untuk melaksanakannya.</text:span>'' <text:span text:style-name="T12">Berbeda dengan hak cipta yang melindungi sebuah karya, paten melindungi sebuah ide, bukan ekspresi dari ide tersebut. Pada hak cipta, seseorang lain berhak membuat karya lain yang fungsinya sama asalkan tidak dibuat berdasarkan karya orang lain yang memiliki hak cipta. Sedangkan pada paten, seseorang tidak berhak untuk membuat sebuah karya yang cara bekerjanya sama dengan sebuah ide yang dipatenkan.</text:span></text:p>
        </text:list-item>
      </text:list>
      <text:list text:style-name="L4">
        <text:list-item>
          <text:p text:style-name="P17"><text:span text:style-name="T3">Merk Dagang</text:span> (<text:span text:style-name="T10">Trademark</text:span>) -- b<text:span text:style-name="T12">erdasarkan pasal 1 ayat 1 Undang-Undang Nomor 15 Tahun 2001 Tentang Merek: “</text:span><text:span text:style-name="T13">Merek adalah tanda yang berupa gambar, nama, kata, huruf-huruf, angka-angka, susunan warna, atau kombinasi dari unsur-unsur tersebut yang memiliki daya pembeda dan digunakan dalam kegiatan perdagangan barang atau jasa.'' </text:span><text:span text:style-name="T14">Contoh: Kacang Atom cap “Ayam Jantan”.</text:span></text:p>
        </text:list-item>
        <text:list-item>
          <text:p text:style-name="P17"><text:span text:style-name="T3">Rahasia Dagang</text:span> (<text:span text:style-name="T10">Trade Secret</text:span>) -- m<text:span text:style-name="T12">enurut pasal 1 ayat 1 Undang-Undang Nomor 30 Tahun 2000 Tentang Rahasia Dagang: ''</text:span><text:span text:style-name="T13">Rahasia Dagang adalah informasi yang tidak diketahui oleh umum di bidang teknologi dan/atau bisnis.</text:span><text:span text:style-name="T12">'' Contoh: rahasia dari formula Parfum.</text:span></text:p>
        </text:list-item>
        <text:list-item>
          <text:p text:style-name="P17"><text:span text:style-name="T15">Service Mark</text:span><text:span text:style-name="T16"> -- a</text:span><text:span text:style-name="T12">dalah kata, prase, logo, simbol, warna, suara, bau yang digunakan oleh sebuah bisnis untuk mengindentifikasi sebuah layanan dan membedakannya dari kompetitornya. Pada prakteknya perlindungan hukum untuk merek dagang sedang </text:span><text:span text:style-name="T17">service mark </text:span><text:span text:style-name="T12">untuk identitasnya. <text:s/>Contoh: “Pegadaian: menyelesaikan masalah tanpa masalah”.</text:span></text:p>
        </text:list-item>
        <text:list-item>
          <text:p text:style-name="P17"><text:span text:style-name="T3">Desain Industri</text:span><text:span text:style-name="T18"> -- b</text:span><text:span text:style-name="T12">erdasarkan pasal 1 ayat 1 Undang-Undang Nomor 31 Tahun 2000 Tentang Desain Industri: ''</text:span><text:span text:style-name="T13">Desain Industri adalah suatu kreasi tentang bentuk, konfigurasi, atau komposisi garis atau warna, atau garis dan warna, atau gabungan daripadanya yang berbentuk tiga dimensi atau dua dimensi yang memberikan kesan estetis dan dapat diwujudkan dalam pola tiga dimensi atau dua dimensi serta dapat dipakai untuk menghasilkan suatu produk, barang, komoditas industri, atau kerajinan tangan</text:span><text:span text:style-name="T12">.''</text:span></text:p>
        </text:list-item>
        <text:list-item>
          <text:p text:style-name="P17"><text:span text:style-name="T3">Desain Tata Letak Sirkuit Terpadu</text:span><text:span text:style-name="T18"> -- b</text:span><text:span text:style-name="T12">erdasarkan pasal 1 Undang-Undang Nomor 32 Tahun 2000 Tentang Desain Tata Letak Sirkuit Terpadu; (ayat 1): ''</text:span><text:span text:style-name="T13">Sirkuit Terpadu adalah suatu produk dalam bentuk jadi atau setengah jadi, yang di dalamnya terdapat berbagai elemen dan sekurang-kurangnya satu dari elemen tersebut adalah elemen aktif, yang sebagian atau seluruhnya saling berkaitan serta dibentuk secara terpadu di dalam sebuah bahan semikonduktor yang dimaksudkan untuk menghasilkan fungsi elektronik.</text:span><text:span text:style-name="T12">''; (ayat 2): ''</text:span><text:span text:style-name="T13">Desain Tata Letak adalah kreasi berupa rancangan peletakan tiga dimensi dari berbagai elemen, sekurang-kurangnya satu dari elemen tersebut adalah elemen aktif, serta sebagian atau semua interkoneksi dalam suatu Sirkuit Terpadu dan peletakan tiga dimensi tersebut dimaksudkan untuk persiapan pembuatan Sirkuit Terpadu</text:span><text:span text:style-name="T12">.''</text:span></text:p>
        </text:list-item>
        <text:list-item>
          <text:p text:style-name="P17"><text:span text:style-name="T3">Indikasi Geografis</text:span> -- b<text:span text:style-name="T12">erdasarkan pasal 56 ayat 1 Undang-Undang No. 15 Tahun 2001 Tentang Merek: ''</text:span><text:span text:style-name="T13">Indikasi-geografis dilindungi sebagai suatu tanda yang menunjukkan daerah asal suatu barang yang karena faktor lingkungan geografis termasuk faktor alam, faktor manusia, atau kombinasi dari kedua faktor tersebut, memberikan ciri dan kualitas tertentu pada barang yang dihasilkan.</text:span><text:span text:style-name="T12">''</text:span></text:p>
        </text:list-item>
      </text:list>
      <text:list text:style-name="Numbering_20_1" text:continue-numbering="true">
        <text:list-item>
          <text:list text:continue-numbering="true">
            <text:list-item>
              <text:h text:style-name="Heading_20_2" text:outline-level="2">HaKI Perangkat Lunak</text:h>
            </text:list-item>
          </text:list>
        </text:list-item>
      </text:list>
      <text:p text:style-name="Standard"><text:span text:style-name="T19">Di Indonesia, HaKI Perangkat Lunak termasuk ke dalam kategori Hak Cipta (</text:span><text:span text:style-name="T20">Copyright</text:span><text:span text:style-name="T19">). Beberapa negara, mengizinkan pematenan perangkat lunak. Pada industri perangkat lunak, sangat umum perusahaan besar memiliki portfolio paten yang berjumlah ratusan, bahkan ribuan. Sebagian besar perusahaan-perusahaan ini memiliki perjanjian </text:span><text:span text:style-name="T21">cross-licensing</text:span><text:span text:style-name="T19">, artinya ''Saya izinkan anda menggunakan paten saya asalkan saya boleh menggunakan paten anda''. Akibatnya hukum paten pada industri perangkat lunak sangat merugikan perusahaan-perusahaan kecil yang cenderung tidak memiliki paten. Tetapi ada juga perusahaan kecil yang menyalahgunakan hal ini. </text:span></text:p>
      <text:p text:style-name="P18">Banyak pihak tidak setuju terhadap paten perangkat lunak karena sangat merugikan industri perangkat lunak. Sebuah paten berlaku di sebuah negara. Jika sebuah perusahaan ingin patennya berlaku di negara lain, maka perusahaan tersebut harus mendaftarkan patennya di negara lain tersebut. Tidak seperti hak cipta, paten harus didaftarkan terlebih dahulu sebelum berlaku.</text:p>
      <text:h text:style-name="Heading_20_3" text:outline-level="3">Perangkat Lunak Berpemilik</text:h>
      <text:p text:style-name="P18">Perangkat lunak berpemilik ialah perangkat lunak yang tidak bebas atau pun semi-bebas. Seseorang dapat dilarang, atau harus meminta izin, atau akan dikenakan pembatasan lainnya sehingga menyulitkan – jika menggunakan, mengedarkan, atau memodifikasinya.</text:p>
      <text:h text:style-name="Heading_20_3" text:outline-level="3">Perangkat Lunak Komersial</text:h>
      <text:p text:style-name="P18">Perangkat lunak komersial adalah perangkat lunak yang dikembangkan oleh kalangan bisnis untuk memperoleh keuntungan dari penggunaannya. ``Komersial'' dan ``kepemilikan'' adalah dua hal yang berbeda! Kebanyakan perangkat lunak komersial adalah berpemilik, tapi ada perangkat lunak bebas komersial, dan ada perangkat lunak tidak bebas dan tidak komersial. Harap sebarkan ke khalayak, perangkat lunak bebas komersial merupakan sesuatu yang mungkin. Sebaiknya, anda jangan mengatakan ``komersial'' ketika maksud anda ialah ``berpemilik''.</text:p>
      <text:h text:style-name="Heading_20_3" text:outline-level="3">Perangkat Lunak Semi-Bebas</text:h>
      <text:p text:style-name="P18">Perangkat lunak semi-bebas adalah perangkat lunak yang tidak bebas, tapi mengizinkan setiap orang untuk menggunakan, menyalin, mendistribusikan, dan memodifikasinya (termasuk distribusi dari versi yang telah dimodifikasi) untuk tujuan tertentu (Umpama nirlaba). PGP adalah salah satu contoh dari program semi-bebas. Perangkat lunak semi-bebas jauh lebih baik dari perangkat lunak berpemilik, namun masih ada masalah, dan seseorang tidak dapat menggunakannya pada sistem operasi yang bebas.</text:p>
      <text:h text:style-name="P19" text:outline-level="3">Public Domain</text:h>
      <text:p text:style-name="P18">Perangkat lunak <text:span text:style-name="T9">public domain</text:span><text:span text:style-name="T22"> </text:span><text:s/>ialah perangkat lunak yang tanpa hak cipta. Ini merupakan kasus khusus dari perangkat lunak bebas non-<text:span text:style-name="T22">copyleft</text:span>, yang berarti bahwa beberapa salinan atau versi yang telah dimodifikasi bisa jadi tidak bebas sama sekali. Terkadang ada yang menggunakan istilah ``<text:span text:style-name="T9">public domain</text:span> '' secara bebas yang berarti ``cuma-cuma'' atau ``tersedia gratis". Namun ``public domain'' merupakan istilah hukum yang artinya ``tidak memiliki hak cipta''. Untuk jelasnya, kami menganjurkan untuk menggunakan istilah ``<text:span text:style-name="T11">public domain'</text:span>' dalam arti tersebut, serta menggunakan istilah lain untuk mengartikan pengertian yang lain.</text:p>
      <text:p text:style-name="P18">Sebuah karya adalah public domain jika pemilik hak ciptanya menghendaki demikian. Selain itu, hak cipta memiliki waktu kadaluwarsa. Sebagai contoh, lagu-lagu klasik sebagian besar adalah public domain karena sudah melewati jangka waktu kadaluwarsa hak cipta.</text:p>
      <text:h text:style-name="Heading_20_3" text:outline-level="3">Freeware</text:h>
      <text:p text:style-name="P18">Istilah ``<text:span text:style-name="T22">freeware</text:span> '' tidak terdefinisi dengan jelas, tapi biasanya digunakan untuk paket-paket yang mengizinkan redistribusi tetapi bukan pemodifikasian (dan kode programnya tidak tersedia).</text:p>
      <text:h text:style-name="Heading_20_3" text:outline-level="3">Shareware</text:h>
      <text:p text:style-name="P18"><text:span text:style-name="T22">Shareware </text:span><text:s/>ialah perangkat lunak yang mengizinkan orang-orang untuk meredistribusikan salinannya, tetapi mereka yang terus menggunakannya diminta untuk membayar biaya lisensi.</text:p>
      <text:h text:style-name="Heading_20_3" text:outline-level="3">Perangkat Lunak Bebas (Free Software)</text:h>
      <text:p text:style-name="P20">Perangkat lunak bebas ialah perangkat lunak yang mengizinkan siapa pun untuk menggunakan, menyalin, dan mendistribusikan, baik dimodifikasi atau pun tidak, secara gratis atau pun dengan biaya. Perlu ditekankan, bahwa kode sumber dari program harus tersedia. Jika tidak ada kode program, berarti bukan perangkat lunak. Perangkat Lunak Bebas mengacu pada kebebasan para penggunanya untuk menjalankan, menggandakan, menyebarluaskan, mempelajari, mengubah dan meningkatkan kinerja perangkat lunak. Tepatnya, mengacu pada empat jenis kebebasan bagi para pengguna perangkat lunak:</text:p>
      <text:p text:style-name="List_20_Indent"><text:span text:style-name="T8">• </text:span><text:span text:style-name="T23">Kebebasan 0</text:span><text:span text:style-name="T8">: Kebebasan untuk menjalankan programnya untuk tujuan apa saja.</text:span></text:p>
      <text:p text:style-name="List_20_Indent"><text:span text:style-name="T8">• </text:span><text:span text:style-name="T23">Kebebasan 1</text:span><text:span text:style-name="T8">: Kebebasan untuk mempelajari bagaimana program itu bekerja serta dapat </text:span>disesuaikan dengan kebutuhan anda. Akses pada kode program merupakan suatu prasyarat.</text:p>
      <text:p text:style-name="List_20_Indent"><text:span text:style-name="T8">• </text:span><text:span text:style-name="T23">Kebebasan 2</text:span><text:span text:style-name="T8">: Kebebasan untuk menyebarluaskan kembali hasil salinan perangkat lunak tersebut </text:span>sehingga dapat membantu sesama anda.</text:p>
      <text:p text:style-name="List_20_Indent"><text:span text:style-name="T8">• </text:span><text:span text:style-name="T23">Kebebasan 3</text:span><text:span text:style-name="T8">: Kebebasan untuk meningkatkan kinerja program, dan dapat menyebarkannya ke </text:span>khalayak umum sehingga semua menikmati keuntungannya. Akses pada kode programmerupakan suatu prasyarat juga.</text:p>
      <text:p text:style-name="P20">Suatu program merupakan perangkat lunak bebas, jika setiap pengguna memiliki semua dari kebebasan tersebut. Dengan demikian, anda seharusnya bebas untuk menyebarluaskan salinan program itu, dengan atau tanpa modifikasi (perubahan), secara gratis atau pun dengan memungut biaya penyebarluasan, kepada siapa pun dimana pun. Kebebasan untuk melakukan semua hal di atas berarti anda tidak harus meminta atau pun membayar untuk izin tersebut.</text:p>
      <text:p text:style-name="P20">Perangkat lunak bebas bukan berarti ``tidak komersial''. Program bebas harus boleh digunakan untuk keperluan komersial. Pengembangan perangkat lunak bebas secara komersial pun tidak merupakan hal yang aneh; dan produknya ialah perangkat lunak bebas yang komersial.</text:p>
      <text:h text:style-name="Heading_20_3" text:outline-level="3">Copylefted/Non-Copylefted</text:h>
      <text:p text:style-name="P18">Perangkat lunak <text:span text:style-name="T22">copylefted </text:span><text:s/>merupakan perangkat lunak bebas yang ketentuan pendistribusinya tidak memperbolehkan untuk menambah batasan-batasan tambahan – jika mendistribusikan atau memodifikasi perangkat lunak tersebut. Artinya, setiap salinan dari perangkat lunak, walaupun telah dimodifikasi, haruslah merupakan perangkat lunak bebas. </text:p>
      <text:p text:style-name="P18">Perangkat lunak bebas non-<text:span text:style-name="T22">copyleft </text:span><text:s/>dibuat oleh pembuatnya yang mengizinkan seseorang untuk mendistribusikan dan memodifikasi, dan untuk menambahkan batasan-batasan tambahan dalamnya. Jika suatu program bebas tapi tidak <text:span text:style-name="T22">copyleft</text:span>, maka beberapa salinan atau versi yang dimodifikasi bisa jadi tidak bebas sama sekali. Perusahaan perangkat lunak dapat mengkompilasi programnya, dengan atau tanpa modifikasi, dan mendistribusikan file tereksekusi sebagai produk perangkat lunak yang berpemilik. Sistem X Window menggambarkan hal ini. </text:p>
      <text:h text:style-name="Heading_20_3" text:outline-level="3">Perangkat Lunak Kode Terbuka (Open Source Software)</text:h>
      <text:p text:style-name="Text_20_body">Konsep <text:span text:style-name="T22">open source </text:span><text:s/>pada intinya adalah membuka kode sumber (<text:span text:style-name="T22">source code</text:span>) dari sebuah perangkat lunak. Sistem pengembanganya tidak dikoordinasi oleh suatu orang/lembaga pusat, tetapi oleh para pelaku yang bekerja sama dengan memanfaatkan kode sumber yang tersebar dan tersedia bebas. </text:p>
      <text:p text:style-name="Text_20_body">OSS tidak harus gratis: dapat saja membuat perangkat lunak dibuka kode-sumber-nya, mempatenkan algoritmanya, medaftarkan hak cipta, dan tetap menjual perangkat lunak tersebut. Definisi open source yangasli seperti tertuang dalam OSD (Open Source Definition) yaitu:</text:p>
      <text:list text:style-name="L5">
        <text:list-item>
          <text:p text:style-name="P21">Free Redistribution.</text:p>
        </text:list-item>
        <text:list-item>
          <text:p text:style-name="P21">Source Code.</text:p>
        </text:list-item>
        <text:list-item>
          <text:p text:style-name="P21">Derived Works.</text:p>
        </text:list-item>
        <text:list-item>
          <text:p text:style-name="P21">Integrity of the Authors Source Code.</text:p>
        </text:list-item>
        <text:list-item>
          <text:p text:style-name="P21">No Discrimination Against Persons or Groups.</text:p>
        </text:list-item>
        <text:list-item>
          <text:p text:style-name="P21">No Discrimination Against Fields of Endeavor.</text:p>
        </text:list-item>
        <text:list-item>
          <text:p text:style-name="P21">Open Source Software.</text:p>
        </text:list-item>
        <text:list-item>
          <text:p text:style-name="P21">Distribution of License.</text:p>
        </text:list-item>
        <text:list-item>
          <text:p text:style-name="P21">License Must Not Be Specific to a Product.</text:p>
        </text:list-item>
        <text:list-item>
          <text:p text:style-name="P22">License Must Not Contaminate Other Software.</text:p>
        </text:list-item>
      </text:list>
      <text:p text:style-name="Text_20_body"><text:span text:style-name="T8">Pergerakan perangkat lunak bebas dan open source saat ini membagi pergerakannya dengan pandangan dan tujuan yang berbeda. Open source adalah pengembangan secara metodelogy, perangkat lunak tidak bebas adalah solusi suboptimal. Untuk pergerakan perangkat lunak bebas, perangkat lunak tidak bebas adalah masalah sosial dan perangkat lunak bebas adalah solusi.</text:span></text:p>
      <text:h text:style-name="Heading_20_3" text:outline-level="3"><text:span text:style-name="T19">GNU </text:span><text:span text:style-name="T24">General Public License</text:span><text:span text:style-name="T19"> (GNU/GPL)</text:span></text:h>
      <text:p text:style-name="P23">GNU/GPL merupakan sebuah kumpulan ketentuan pendistribusian tertentu untuk meng-<text:span text:style-name="T9">copyleft</text:span>-kan sebuah program. Proyek GNU menggunakannya sebagai perjanjian distribusi untuk sebagian besar perangkat lunak GNU. Sebagai contoh adalah lisensi GPL yang umum digunakan pada perangkat lunak Open Source. GPL memberikan hak kepada orang lain untuk menggunakan sebuah ciptaan asalkan modifikasi atau produk derivasi dari ciptaan tersebut memiliki lisensi yang sama. Kebalikan dari hak cipta adalah public domain. Ciptaan dalam public domain dapat digunakan sekehendaknya oleh pihak lain</text:p>
      <text:list text:style-name="Numbering_20_1" text:continue-numbering="true">
        <text:list-item>
          <text:list text:continue-numbering="true">
            <text:list-item>
              <text:h text:style-name="Heading_20_2" text:outline-level="2">Komersialisasi Perangkat Lunak</text:h>
            </text:list-item>
          </text:list>
        </text:list-item>
      </text:list>
      <text:p text:style-name="P24">Bebas pada kata perangkat lunak bebas tepatnya adalah bahwa para pengguna bebas untuk menjalankan suatu program, mengubah suatu program, dan mendistribusi ulang suatu program dengan atau tanpa mengubahnya. Berhubung perangkat lunak bebas bukan perihal harga, harga yang murah tidak menjadikannya menjadi lebih bebas, atau mendekati bebas. Jadi jika anda mendistribusi ulang salinan dari perangkat lunak bebas, anda dapat saja menarik biaya dan mendapatkan uang. Mendistribusi ulang perangkat lunak bebas merupakan kegiatan yang baik dan sah; jika anda melakukannya, silakan juga menarik keuntungan. Beberapa bentuk model bisnis yang dapat dilakukan dengan Open Source:</text:p>
      <text:list text:style-name="L6">
        <text:list-item>
          <text:p text:style-name="P25">Support/seller, pendapatan diperoleh dari penjualan media distribusi, branding, pelatihan, jasa konsultasi, pengembangan custom, dan dukungan setelah penjualan.</text:p>
        </text:list-item>
        <text:list-item>
          <text:p text:style-name="P25">Loss leader, suatu produk Open Source gratis digunakan untuk menggantikan perangkat lunak komersial.</text:p>
        </text:list-item>
        <text:list-item>
          <text:p text:style-name="P25">Widget Frosting, perusahaan pada dasarnya menjual perangkat keras yang menggunakan program Open Source untuk menjalankan perangkat keras seperti sebagai driver atau lainnya.</text:p>
        </text:list-item>
        <text:list-item>
          <text:p text:style-name="P25">Accecorizing, perusahaan mendistribusikan buku, perangkat keras, atau barang fisik lainnya yang berkaitan dengan produk Open Source, misal penerbitan buku O Reilly.</text:p>
        </text:list-item>
        <text:list-item>
          <text:p text:style-name="P25">Service Enabler, perangkat lunak Open Source dibuat dan didistribusikan untuk mendukung ke arah penjualan service lainnya yang menghasilkan uang.</text:p>
        </text:list-item>
        <text:list-item>
          <text:p text:style-name="P25">Brand Licensing, Suatu perusahaan mendapatkan penghasilan dengan penggunaan nama dagangnya.</text:p>
        </text:list-item>
        <text:list-item>
          <text:p text:style-name="P25">Sell it, Free it, suatu perusahaan memulai siklus produksinya sebagai suatu produk komersial dan lalu mengubahnya menjadi produk open Source.</text:p>
        </text:list-item>
        <text:list-item>
          <text:p text:style-name="P25"><text:span text:style-name="T8">Software Franchising, ini merupakan model kombinasi antara brand licensing dan support/seller.</text:span></text:p>
        </text:list-item>
      </text:list>
      <text:list text:style-name="Numbering_20_1" text:continue-numbering="true">
        <text:list-item>
          <text:list text:continue-numbering="true">
            <text:list-item>
              <text:h text:style-name="Heading_20_2" text:outline-level="2"><text:s/>Ancaman dan Tantangan</text:h>
            </text:list-item>
          </text:list>
        </text:list-item>
      </text:list>
      <text:h text:style-name="Heading_20_3" text:outline-level="3">Perangkat Keras Rahasia</text:h>
      <text:p text:style-name="P24">Para pembuat perangkat keras cenderung untuk menjaga kerahasiaan spesifikasi perangkat mereka. Walau pun kita telah memiliki sistem bebas yang lengkap dewasa ini, namun mungkin saja tidak di masa mendatang, jika kita tidak dapat mendukung komputer yang akan datang.</text:p>
      <text:h text:style-name="Heading_20_3" text:outline-level="3">Pustaka tidak bebas</text:h>
      <text:p text:style-name="P24">Pustaka tidak bebas yang berjalan pada perangkat lunak bebas dapt menjadi perangkap bagi pengembang perangkat lunak bebas. </text:p>
      <text:h text:style-name="Heading_20_3" text:outline-level="3">Paten Perangkat Lunak</text:h>
      <text:p text:style-name="P24">Ancaman terburuk yang perlu dihadapi berasal dari paten perangkat lunak, yang dapat berakibat pembatasan fitur perangkat lunak bebas lebih dari dua puluh tahun. Paten algoritma kompresi LZW diterapkan 1983, serta hingga kini kita tidak dapat membuat perangkat lunak bebas untuk kompresi GIF. Tahun 1998 yang lalu, sebuah program bebas yang menghasilkan suara MP3 terkompresi terpaksa dihapus dari distro akibat ancaman penuntutan paten.</text:p>
      <text:list text:style-name="Numbering_20_1" text:continue-numbering="true">
        <text:list-item>
          <text:list text:continue-numbering="true">
            <text:list-item>
              <text:h text:style-name="Heading_20_2" text:outline-level="2">Rangkuman</text:h>
            </text:list-item>
          </text:list>
        </text:list-item>
      </text:list>
      <text:p text:style-name="P24">Arti bebas yang salah, telah menimbulkan persepsi masyarakat bahwa Perangkat Lunak Bebas merupakan perangkat lunak yang gratis. Perangkat lunak bebas ialah perihal kebebasan, bukan harga. Konsep kebebasan yang dapat diambil dari kata bebas pada perangkat lunak bebas adalah seperti kebebasan berbicara bukan seperti bir gratis. Maksud dari bebas seperti kebebasan berbicara adalah kebebasan untuk menggunakan, menyalin, menyebarluaskan, mempelajari, mengubah, dan Perangkat Keras Rahasia meningkatkan kinerja perangkat lunak.</text:p>
      <text:p text:style-name="P24">Keuntungan yang diperoleh dari penggunaan perangkat lunak bebas adalah karena serbaguna dan efektif dalam keanekaragaman jenis aplikasi. Dengan pemberian kode-sumber-nya, perangkat lunak bebas dapat disesuaikan secara khusus untuk kebutuhan pemakai. Sesuatu yang tidak mudah untuk terselesaikan dengan perangkat lunak berpemilik. Selain itu, perangkat lunak bebas didukung oleh milis-milis pengguna yang dapat menjawab pertanyaan yang timbul karena permasalahan pada penggunaan perangkat lunak bebas.</text:p>
      <text:list text:style-name="Numbering_20_1" text:continue-numbering="true">
        <text:list-item>
          <text:list text:continue-numbering="true">
            <text:list-item>
              <text:h text:style-name="Heading_20_2" text:outline-level="2">Rujukan</text:h>
            </text:list-item>
          </text:list>
        </text:list-item>
      </text:list>
      <text:p text:style-name="Bibliography_20_1">[UU2000030] RI. 2000. <text:span text:style-name="T22">Undang-Undang Nomor 30 Tahun 2000 Tentang Rahasia Dagang.</text:span></text:p>
      <text:p text:style-name="P26">[UU2000031] RI. 2000. <text:span text:style-name="T22">Undang-Undang Nomor 31 Tahun 2000 Tentang Desain Industri.</text:span></text:p>
      <text:p text:style-name="Bibliography_20_1">[UU2000032] RI. 2000. <text:span text:style-name="T22">Undang-Undang Nomor 32 Tahun 2000 Tentang Desain Tata Letak Sirkuit Terpadu; </text:span><text:s/></text:p>
      <text:p text:style-name="Bibliography_20_1">[UU2001014] RI. 2001. <text:span text:style-name="T22">Undang-Undang Nomor 14 Tahun 2001 Tentang Paten. </text:span><text:s/></text:p>
      <text:p text:style-name="Bibliography_20_1">[UU2001015] RI. 2001. <text:span text:style-name="T22">Undang-Undang Nomor 15 Tahun 2001 Tentang Merek. </text:span><text:s/></text:p>
      <text:p text:style-name="Bibliography_20_1">[UU2002019] RI. 2002. <text:span text:style-name="T25">Undang-Undang</text:span><text:span text:style-name="T22"> Nomor 19 Tahun 2002 Tentang Hak Cipta.</text:span></text:p>
      <text:p text:style-name="Bibliography_20_1">[WEBFSF1991a] Free Software Foundation. 1991. <text:span text:style-name="T22">GNU General Public License – </text:span><text:span text:style-name="T26">http://gnui.vLSM.org/licenses/gpl.txt</text:span><text:span text:style-name="T22"> </text:span>. Diakses 29 Mei 2006.</text:p>
      <text:p text:style-name="Bibliography_20_1">[WEBFSF2001a] Free Software Foundation. 2001. <text:span text:style-name="T22">Definisi Perangkat Lunak Bebas – </text:span><text:span text:style-name="T26">http://gnui.vlsm.org/ philosophy/ free-sw.id.html</text:span><text:span text:style-name="T22"> </text:span>. Diakses 29 Mei 2006.</text:p>
      <text:p text:style-name="Bibliography_20_1">[WEBFSF2001b] Free Software Foundation. 2001. <text:span text:style-name="T22">Frequently Asked Questions about the GNU GPL – </text:span><text:span text:style-name="T26">http://gnui.vlsm.org/licenses/gpl-faq.html</text:span><text:span text:style-name="T22"> </text:span>. Diakses 29 Mei 2006.</text:p>
      <text:p text:style-name="Bibliography_20_1">[WEBHuham2005] Departemen Hukum dan Hak Asasi Manusia Republik Indonesia. 2005. <text:span text:style-name="T22">Kekayaan Intelektual – </text:span><text:span text:style-name="T26">http://www.dgip.go.id/ article/ archive/ 2</text:span><text:span text:style-name="T22"> </text:span>. Diakses 29 Mei 2006.</text:p>
      <text:p text:style-name="Bibliography_20_1">[WEBRamelan1996] Rahardi Ramelan. 1996. <text:span text:style-name="T22">Hak Atas Kekayaan Intelektual Dalam Era Globalisasi -- </text:span><text:span text:style-name="T26">http://leapidea.com/ presentation?id=6</text:span><text:span text:style-name="T22"> </text:span><text:s/>. Diakses 29 Mei 2006.</text:p>
      <text:p text:style-name="Bibliography_20_1">[WEBSamik2003a] Rahmat M Samik-Ibrahim. 2003. <text:span text:style-name="T22">Pengenalan Lisensi Perangkat Lunak Bebas – </text:span><text:span text:style-name="T26">http://rms46.vlsm.org/ 1/ 70.pdf</text:span><text:span text:style-name="T22"> </text:span>. vLSM.org. Pamulang. Diakses 29 Mei 2006.</text:p>
      <text:p text:style-name="Bibliography_20_1">[WEBStallman1994a] Richard M Stallman. 1994. <text:span text:style-name="T22">Mengapa Perangkat Lunak Seharusnya Tanpa Pemilik – </text:span><text:span text:style-name="T26">http://gnui.vlsm.org/ philosophy/ why-free.id.html</text:span><text:span text:style-name="T22"> </text:span>. Diakses 29 Mei 2006.</text:p>
      <text:p text:style-name="Bibliography_20_1">[WEBWiki2005a] From Wikipedia, the free encyclopedia. 2005. <text:span text:style-name="T22">Intellectual property – </text:span><text:span text:style-name="T26">http://en.wikipedia.org/ wiki/ Intellectual_property</text:span><text:span text:style-name="T22"> </text:span>. Diakses 29 Mei 2006.</text:p>
      <text:p text:style-name="Bibliography_20_1"><text:span text:style-name="T8">[WEBWIPO2005] World Intellectual Property Organization. 2005. </text:span><text:span text:style-name="T22">About Intellectual Property – </text:span><text:span text:style-name="T26">http://www.wipo.int/ about-ip/ en/</text:span><text:span text:style-name="T8">. Diakses 29 Mei 2006.</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Helvetica-Bold" svg:font-family="Helvetica-Bold" style:font-family-generic="swiss"/>
    <style:font-face style:name="Helvetica-BoldOblique" svg:font-family="Helvetica-BoldOblique" style:font-family-generic="swiss"/>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2in" fo:line-height="150%" fo:background-color="transparent" style:shadow="none">
        <style:tab-stops/>
        <style:background-image/>
      </style:paragraph-properties>
    </style:style>
    <style:style style:name="Text_20_body" style:display-name="Text body" style:family="paragraph" style:parent-style-name="Standard" style:class="text">
      <style:paragraph-properties fo:margin-top="0in" fo:margin-bottom="0.2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0in" fo:margin-right="0in" fo:line-height="100%" fo:text-indent="0in" style:auto-text-indent="fals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master-page-name=""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6in" fo:margin-right="0in" fo:margin-top="0in" fo:margin-bottom="0.1in" fo:line-height="100%" fo:text-indent="-0.6in" style:auto-text-indent="false">
        <style:tab-stops>
          <style:tab-stop style:position="5.5201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0008in" text:min-label-width="0.1965in"/>
      </text:list-level-style-number>
      <text:list-level-style-number text:level="3" text:style-name="Numbering_20_Symbols" style:num-suffix="." style:num-format="1">
        <style:list-level-properties text:space-before="0.1972in" text:min-label-width="0.1965in"/>
      </text:list-level-style-number>
      <text:list-level-style-number text:level="4" text:style-name="Numbering_20_Symbols" style:num-suffix="." style:num-format="1">
        <style:list-level-properties text:space-before="0.3945in" text:min-label-width="0.1965in"/>
      </text:list-level-style-number>
      <text:list-level-style-number text:level="5" text:style-name="Numbering_20_Symbols" style:num-suffix="." style:num-format="1">
        <style:list-level-properties text:space-before="0.5909in" text:min-label-width="0.1965in"/>
      </text:list-level-style-number>
      <text:list-level-style-number text:level="6" text:style-name="Numbering_20_Symbols" style:num-suffix="." style:num-format="1">
        <style:list-level-properties text:space-before="0.7882in" text:min-label-width="0.1965in"/>
      </text:list-level-style-number>
      <text:list-level-style-number text:level="7" text:style-name="Numbering_20_Symbols" style:num-suffix="." style:num-format="1">
        <style:list-level-properties text:space-before="0.9846in" text:min-label-width="0.1965in"/>
      </text:list-level-style-number>
      <text:list-level-style-number text:level="8" text:style-name="Numbering_20_Symbols" style:num-suffix="." style:num-format="1">
        <style:list-level-properties text:space-before="1.1819in" text:min-label-width="0.1965in"/>
      </text:list-level-style-number>
      <text:list-level-style-number text:level="9" text:style-name="Numbering_20_Symbols" style:num-suffix="." style:num-format="1">
        <style:list-level-properties text:space-before="1.3787in" text:min-label-width="0.1965in"/>
      </text:list-level-style-number>
      <text:list-level-style-number text:level="10" text:style-name="Numbering_20_Symbols" style:num-suffix="." style:num-format="1">
        <style:list-level-properties text:space-before="1.5756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701in" fo:page-height="11.6902in" style:num-format="1" style:print-orientation="portrait" fo:margin-top="1.3in" fo:margin-bottom="1.3in" fo:margin-left="1.5in" fo:margin-right="1.1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7-10T16:38:56</meta:creation-date>
    <dc:date>2006-07-14T22:32:26</dc:date>
    <meta:print-date>2006-07-14T22:12:36</meta:print-date>
    <dc:language>id-ID</dc:language>
    <meta:editing-cycles>103</meta:editing-cycles>
    <meta:editing-duration>PT10H16M6S</meta:editing-duration>
    <meta:user-defined meta:name="Info 1"/>
    <meta:user-defined meta:name="Info 2"/>
    <meta:user-defined meta:name="Info 3"/>
    <meta:user-defined meta:name="Info 4"/>
    <meta:document-statistic meta:table-count="0" meta:image-count="0" meta:object-count="0" meta:page-count="14" meta:paragraph-count="114" meta:word-count="2992" meta:character-count="22256"/>
  </office:meta>
</office:document-meta>
</file>